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line-height="100%" fo:text-align="justify" style:justify-single-word="false"/>
      <style:text-properties style:font-name="Times New Roman" fo:language="ru" fo:country="RU" officeooo:rsid="0003ca50" officeooo:paragraph-rsid="0003ca50"/>
    </style:style>
    <style:style style:name="P2" style:family="paragraph" style:parent-style-name="Heading_20_3">
      <style:paragraph-properties fo:line-height="100%" fo:text-align="justify" style:justify-single-word="false"/>
      <style:text-properties style:font-name="Times New Roman" fo:language="ru" fo:country="RU" officeooo:rsid="0003ca50" officeooo:paragraph-rsid="0003ca50"/>
    </style:style>
    <style:style style:name="P3" style:family="paragraph" style:parent-style-name="Heading_20_3">
      <style:paragraph-properties fo:line-height="100%"/>
    </style:style>
    <style:style style:name="P4" style:family="paragraph" style:parent-style-name="Standard">
      <style:paragraph-properties fo:line-height="100%" fo:text-align="end" style:justify-single-word="false"/>
      <style:text-properties style:font-name="Times New Roman" fo:language="ru" fo:country="RU" officeooo:rsid="00056012" officeooo:paragraph-rsid="00056012"/>
    </style:style>
    <style:style style:name="P5" style:family="paragraph" style:parent-style-name="Standard">
      <style:paragraph-properties fo:line-height="100%" fo:text-align="justify" style:justify-single-word="false"/>
      <style:text-properties style:font-name="Times New Roman" fo:language="ru" fo:country="RU" officeooo:rsid="0003ca50" officeooo:paragraph-rsid="0003ca50"/>
    </style:style>
    <style:style style:name="P6" style:family="paragraph" style:parent-style-name="Standard">
      <style:paragraph-properties fo:line-height="100%"/>
      <style:text-properties style:font-name="Times New Roman" officeooo:rsid="0003ca50" officeooo:paragraph-rsid="0003ca50"/>
    </style:style>
    <style:style style:name="P7" style:family="paragraph" style:parent-style-name="Text_20_body">
      <style:paragraph-properties fo:line-height="100%" fo:text-align="justify" style:justify-single-word="false"/>
      <style:text-properties style:font-name="Times New Roman" fo:language="ru" fo:country="RU" officeooo:rsid="0003ca50" officeooo:paragraph-rsid="0003ca50"/>
    </style:style>
    <style:style style:name="P8" style:family="paragraph" style:parent-style-name="Text_20_body">
      <style:paragraph-properties fo:line-height="100%"/>
    </style:style>
    <style:style style:name="P9" style:family="paragraph" style:parent-style-name="Text_20_body" style:list-style-name="L1">
      <style:paragraph-properties fo:line-height="100%" fo:text-align="justify" style:justify-single-word="false"/>
    </style:style>
    <style:style style:name="P10" style:family="paragraph" style:parent-style-name="Text_20_body" style:list-style-name="L3">
      <style:paragraph-properties fo:line-height="100%"/>
    </style:style>
    <style:style style:name="P11" style:family="paragraph" style:parent-style-name="Text_20_body" style:list-style-name="L4">
      <style:paragraph-properties fo:line-height="100%"/>
    </style:style>
    <style:style style:name="P12" style:family="paragraph" style:parent-style-name="Text_20_body" style:list-style-name="L5">
      <style:paragraph-properties fo:line-height="100%"/>
    </style:style>
    <style:style style:name="P13" style:family="paragraph" style:parent-style-name="Text_20_body" style:list-style-name="L2">
      <style:paragraph-properties fo:margin-top="0cm" fo:margin-bottom="0cm" style:contextual-spacing="false" fo:line-height="150%"/>
    </style:style>
    <style:style style:name="P14" style:family="paragraph" style:parent-style-name="Text_20_body" style:list-style-name="L1">
      <style:paragraph-properties fo:margin-top="0cm" fo:margin-bottom="0cm" style:contextual-spacing="false" fo:line-height="100%" fo:text-align="justify" style:justify-single-word="false"/>
    </style:style>
    <style:style style:name="P15" style:family="paragraph" style:parent-style-name="Text_20_body" style:list-style-name="L3">
      <style:paragraph-properties fo:margin-top="0cm" fo:margin-bottom="0cm" style:contextual-spacing="false" fo:line-height="100%"/>
    </style:style>
    <style:style style:name="P16" style:family="paragraph" style:parent-style-name="Text_20_body" style:list-style-name="L4">
      <style:paragraph-properties fo:margin-top="0cm" fo:margin-bottom="0cm" style:contextual-spacing="false" fo:line-height="100%"/>
    </style:style>
    <style:style style:name="P17" style:family="paragraph" style:parent-style-name="Text_20_body" style:list-style-name="L5">
      <style:paragraph-properties fo:margin-top="0cm" fo:margin-bottom="0cm" style:contextual-spacing="false" fo:line-height="100%"/>
    </style:style>
    <style:style style:name="T1" style:family="text">
      <style:text-properties fo:language="ru" fo:country="RU"/>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Катунин С. ДИПРБ-31</text:p>
      <text:p text:style-name="P6">20 <text:span text:style-name="T1">важных пунктов юзабилити:</text:span></text:p>
      <text:h text:style-name="P1" text:outline-level="2"><text:bookmark text:name="mn0"/>Основное</text:h>
      <text:p text:style-name="P7">1. <text:span text:style-name="Strong_20_Emphasis">Скорость загрузки.</text:span> Сайт быстро грузится (1–2 секунды). Если ваш сайт грузится более 3- х секунд – около 40 % посетителей, скорее всего, уйдут, не став ждать. </text:p>
      <text:p text:style-name="P7">4. <text:span text:style-name="Strong_20_Emphasis">Наличие адаптивной верстки. </text:span>Сайт должен быть оптимизирован:</text:p>
      <text:list xml:id="list3507562728" text:style-name="L1">
        <text:list-item>
          <text:p text:style-name="P14">для корректного показа на мобильных устройствах; </text:p>
        </text:list-item>
        <text:list-item>
          <text:p text:style-name="P9">для корректного показа в различных браузерах, на устройствах с разным разрешением экрана. </text:p>
        </text:list-item>
      </text:list>
      <text:h text:style-name="P1" text:outline-level="2"><text:bookmark text:name="mn1"/>Дизайн и элементы сайта</text:h>
      <text:p text:style-name="P5">30. <text:span text:style-name="Strong_20_Emphasis">Деактивация лишних элементов.</text:span> Ссылки и кнопки, которые по какой-либо причине сейчас недоступны пользователю, становятся неактивными. Не нужно их совсем скрывать – это приведет посетителя в замешательство.</text:p>
      <text:p text:style-name="P5"/>
      <text:p text:style-name="P5">32. <text:span text:style-name="Strong_20_Emphasis">Подстройка под паттерны сканирования.</text:span> Наиболее значимый контент размещается слева, так как наш взгляд скользит слева направо.</text:p>
      <text:h text:style-name="P2" text:outline-level="3"><text:bookmark text:name="mn2"/>Кнопки</text:h>
      <text:p text:style-name="P5">36. <text:span text:style-name="Strong_20_Emphasis">«Честные» кнопки.</text:span> Стандартный функционал любой кнопки – выполнение какого-либо действия, а не переход на другую страницу, если кнопка явно этого не подразумевает.</text:p>
      <text:p text:style-name="P5"/>
      <text:p text:style-name="P7">38. <text:span text:style-name="Strong_20_Emphasis">Четкий однозначный CTA</text:span>. Текст на кнопке говорит о действии, которое будет совершено при клике. Оптимально это глагол в инфинитивной форме (купить, заказать, скачать, продолжить оформление). Он конкретен, информативен и не допускает различных толкований. Плохо – кнопки с названиями:</text:p>
      <text:list xml:id="list3708855478" text:style-name="L3">
        <text:list-item>
          <text:p text:style-name="P15">«Продолжить» (Что подразумевается под «Продолжить»? Что произойдет по нажатию кнопки?). </text:p>
        </text:list-item>
        <text:list-item>
          <text:p text:style-name="P15">«Назад» (Куда именно назад? Пользователь уже может не помнить, что было на предыдущей странице). </text:p>
        </text:list-item>
        <text:list-item>
          <text:p text:style-name="P10">«Дальше», «Готово» и тому подобными. </text:p>
        </text:list-item>
      </text:list>
      <text:h text:style-name="P2" text:outline-level="3"><text:bookmark text:name="mn3"/>Ссылки</text:h>
      <text:p text:style-name="P5">42. <text:span text:style-name="Strong_20_Emphasis">Заметные отличия «особых» ссылок.</text:span> Если ссылка предусматривает разворачивание скрытого контента, а не переход на другую страницу/перезагрузку существующей, она оформлена пунктирным подчеркиванием, дополнительно можно рядом можно добавить иконку треугольника. Ссылка на скачивание файла тоже отличается от обычной ссылки – в ней есть слово «скачать»; указаны размер скачиваемого файла и его формат. </text:p>
      <text:h text:style-name="P1" text:outline-level="2"><text:bookmark text:name="mn4"/>Навигация и поиск</text:h>
      <text:p text:style-name="P5">45. <text:span text:style-name="Strong_20_Emphasis">Поиск на сайте.</text:span> Он обязательно есть – но надеяться только на него, и тем более – перекладывать задачи навигации нельзя. Наличие поиска на сайте, пусть даже и очень продуманного, не решает проблем с навигацией. Пользователи часто предпочитают самостоятельно искать товар с помощью разделов и фильтров, и только потом прибегают к поиску.</text:p>
      <text:p text:style-name="P5"/>
      <text:p text:style-name="P5"><text:soft-page-break/>48. <text:span text:style-name="Strong_20_Emphasis">Кнопка возврата.</text:span> На всех страницах сайта работает кнопка «Назад» браузера. Пункт 38 b говорит нам о нежелательности такой кнопки на самом сайте, но в браузере она есть, и сайт должен корректно с ней взаимодействовать: возвращать пользователя на предыдущую просмотренную им страницу, с теми пользовательскими параметрами сортировки или фильтрации, которые там были.</text:p>
      <text:h text:style-name="P2" text:outline-level="3"><text:bookmark text:name="mn5"/>Главное меню</text:h>
      <text:p text:style-name="P5">51. <text:span text:style-name="Strong_20_Emphasis">Сквозное главное меню сайта.</text:span> Разделы контактов, доставки и оплаты, каталога товаров, услуг или другие основные разделы должны быть в главном меню сайта. Так посетитель, попав на любую страницу, за 2 секунды найдет основную интересующую его информацию.</text:p>
      <text:h text:style-name="P2" text:outline-level="3"><text:bookmark text:name="mn6"/>Поиск</text:h>
      <text:p text:style-name="P7">59. <text:span text:style-name="Strong_20_Emphasis">Удобное взаимодействие с поиском.</text:span> Он запускается как нажатием кнопки рядом с полем ввода запроса, так и нажатием клавиши Enter. В запросах пользователя автоматически исправляются опечатки, орфографические ошибки, неправильная раскладка клавиатуры (или предлагаются исправления), в результаты поиска подбираются синонимы. Визуальная длина поля поиска — не менее 30 символов, фактическая длина запроса при этом не ограничивается. Предусмотрено простое редактирование запроса в поле поиска (без необходимости перехода куда-то и дополнительных кликов).</text:p>
      <text:p text:style-name="P8">60. <text:span text:style-name="Strong_20_Emphasis">Использование «живого» поиска.</text:span> По мере набора запроса в поле поиска, под ним выдается релевантный список результатов. Список меняется «на лету», по мере набора. Если при донаборе пользователем запроса живой поиск уже не находит подходящих вариантов, список не очищается, а остаются последние подобранные релевантные значения.</text:p>
      <text:h text:style-name="P1" text:outline-level="2"><text:bookmark text:name="mn7"/>Коммуникация с клиентом на сайте, контакты, обратная связь</text:h>
      <text:p text:style-name="P5">64. <text:span text:style-name="Strong_20_Emphasis">Текстовый формат. </text:span>Все контакты на сайте, в том числе в шапке, представлены текстом, а не картинками, чтобы посетитель мог их скопировать.</text:p>
      <text:h text:style-name="P2" text:outline-level="3"><text:bookmark text:name="mn8"/>Страница контактов</text:h>
      <text:p text:style-name="P5">70. <text:span text:style-name="Strong_20_Emphasis">Выбор точки и из списка, и на карте.</text:span> Вариант с картой особенно удобен для тех клиентов, которые находятся в незнакомом городе и не представляют, насколько та или иная улица близко к их текущему местоположению. Но и для местных эта функция полезна.</text:p>
      <text:h text:style-name="P2" text:outline-level="3"><text:bookmark text:name="mn9"/>Отзывы и комментарии</text:h>
      <text:p text:style-name="P5">75. <text:span text:style-name="Strong_20_Emphasis">Возможность быстро и легко взаимодействовать.</text:span> К товару, услугам, статьям есть возможность оставлять отзывы (комментарии), лучше всего – без регистрации. Текст сохраняется, если пользователь неправильно ввел капчу перед его отправкой, или случайно закрыл страницу.</text:p>
      <text:h text:style-name="P2" text:outline-level="3"><text:bookmark text:name="mn10"/>Форма обратной связи</text:h>
      <text:p text:style-name="P5">79. <text:span text:style-name="Strong_20_Emphasis">Удобство.</text:span> Форма обратной связи доступна без регистрации, от посетителя требуется только оставить свой контакт (email, телефон) для ответа на его обращение. Текст сообщения не теряется, если посетитель неверно ввел капчу или случайно закрыл страницу.</text:p>
      <text:p text:style-name="P5"/>
      <text:p text:style-name="P5">81. <text:span text:style-name="Strong_20_Emphasis">Обратная связь.</text:span> После отправки сообщения на email посетителя приходит письмо о том, что его сообщение получено, указаны сведения о примерном времени ожидании ответа. Если посетитель оставил в качестве контакта телефон – он получает аналогичное SMS.</text:p>
      <text:h text:style-name="P2" text:outline-level="3"><text:bookmark text:name="mn11"/><text:soft-page-break/>Онлайн-консультант (чат поддержки)</text:h>
      <text:p text:style-name="P7">83. <text:span text:style-name="Strong_20_Emphasis">Круглосуточный прием вопросов.</text:span> Написать вопрос в чат поддержки можно как в рабочее время компании, так и в нерабочее.</text:p>
      <text:p text:style-name="P8">84. <text:span text:style-name="Strong_20_Emphasis">Информация о времени ожидания ответа.</text:span> Функционал онлайн-консультанта (чата поддержки) предусматривает информирование посетителя – сколько примерно времени ему нужно ждать ответа. </text:p>
      <text:h text:style-name="P1" text:outline-level="2"><text:bookmark text:name="mn12"/>Страницы категорий товара (разделы каталога)</text:h>
      <text:p text:style-name="P5">88. <text:span text:style-name="Strong_20_Emphasis">Удобство представления.</text:span> Пользователь может изменить количество отображаемых товаров на странице, а также выбрать показ всех позиций сразу, на одной странице. Также на странице категории есть выбор формата представления товаров: расширенный (витрина, таблица, плитка), оптимальный (список), минимальный (прайс). Расширенный подойдет пользователям, которые хотят видеть как можно больше информации о товаре прямо на странице каталога, минимальный – когда посетителя интересует в основном, только цена и наличие. Оптимальный – «золотая середина».</text:p>
      <text:p text:style-name="P5"/>
      <text:p text:style-name="P5">94. <text:span text:style-name="Strong_20_Emphasis">Расширенный список характеристик. </text:span>Опционально: на странице категории также дается информация об основных характеристиках – для экономии места их можно показывать только при наведении курсора на товар, во всплывающем окне, разворачивая по клику на ссылке «Показать больше» и т. п. Можно предусмотреть данный функционал для расширенного представления товаров в каталоге (витрина).</text:p>
      <text:h text:style-name="P2" text:outline-level="3"><text:bookmark text:name="mn15"/>Сортировка товара</text:h>
      <text:p text:style-name="P7">109. <text:span text:style-name="Strong_20_Emphasis">Пользовательская сортировка</text:span>. Если есть необходимость, предусмотрены свои варианты сортировки, исходя из потребностей ЦА и особенностей товара; возможные стандартные варианты: </text:p>
      <text:list xml:id="list2363516370" text:style-name="L4">
        <text:list-item>
          <text:p text:style-name="P16">от дешевых к дорогим, </text:p>
        </text:list-item>
        <text:list-item>
          <text:p text:style-name="P16">от дорогих к дешевым, </text:p>
        </text:list-item>
        <text:list-item>
          <text:p text:style-name="P16">по алфавиту, </text:p>
        </text:list-item>
        <text:list-item>
          <text:p text:style-name="P16">по рейтингу, </text:p>
        </text:list-item>
        <text:list-item>
          <text:p text:style-name="P16">по наличию скидок, </text:p>
        </text:list-item>
        <text:list-item>
          <text:p text:style-name="P11">по наличию на складе. </text:p>
        </text:list-item>
      </text:list>
      <text:h text:style-name="P1" text:outline-level="2"><text:bookmark text:name="mn16"/>Страница товара (карточка товара)</text:h>
      <text:h text:style-name="P3" text:outline-level="3"><text:bookmark text:name="mn17"/>Цена</text:h>
      <text:p text:style-name="P5">113. <text:span text:style-name="Strong_20_Emphasis">Указание причин отсутствия цены.</text:span> Если цена не указывается, то на месте ее расположения сообщается причина отсутствия цены («Товар снят с производства», «Цена пока неизвестна») или рекомендация уточнить стоимость у менеджера. В этом случае здесь же размещены контакты менеджера или ссылка на них. </text:p>
      <text:h text:style-name="P2" text:outline-level="3"><text:bookmark text:name="mn19"/>Характеристики</text:h>
      <text:p text:style-name="P5">118. <text:span text:style-name="Strong_20_Emphasis">Списки и таблицы.</text:span> Все характеристики, которые можно представить списком или таблицей, оформляются именно так. </text:p>
      <text:p text:style-name="P5"/>
      <text:p text:style-name="P5">122. <text:span text:style-name="Strong_20_Emphasis">Информация о гарантийном сроке на товар. </text:span>Также есть развернутая информация о возможности вернуть товар (опционально). </text:p>
      <text:p text:style-name="P5"/>
      <text:p text:style-name="P5"><text:soft-page-break/>123. <text:span text:style-name="Strong_20_Emphasis">Информация о комплектации товара.</text:span> </text:p>
      <text:h text:style-name="P2" text:outline-level="3"><text:bookmark text:name="mn20"/>Другое</text:h>
      <text:p text:style-name="P5">125. <text:span text:style-name="Strong_20_Emphasis">Только нужные данные.</text:span> На странице товара (в карточке товара) нет информации и рекламы, отвлекающей посетителя от изучения товара. </text:p>
      <text:h text:style-name="P2" text:outline-level="3"><text:bookmark text:name="mn23"/>Регистрация</text:h>
      <text:p text:style-name="P5">152. <text:span text:style-name="Strong_20_Emphasis">Минимум полей.</text:span> В качестве логина автоматически используем электронный адрес пользователя, чтобы не плодить сущности, а поле «логин» убираем совсем. </text:p>
      <text:h text:style-name="P2" text:outline-level="3"><text:bookmark text:name="mn24"/>Корзина</text:h>
      <text:p text:style-name="P8">157. <text:span text:style-name="Strong_20_Emphasis">Стандартный алгоритм отправки в корзину.</text:span> При добавлении товара в корзину:</text:p>
      <text:list xml:id="list3265289416" text:style-name="L5">
        <text:list-item>
          <text:p text:style-name="P17">пользователь получает всплывающее сообщение о добавлении товара в корзину; </text:p>
        </text:list-item>
        <text:list-item>
          <text:p text:style-name="P17">пользователь видит анимацию отправки товара в корзину (второй положительный эффект от этого – пользователь теперь понимает, где находится корзина, если до этого он ее не замечал); </text:p>
        </text:list-item>
        <text:list-item>
          <text:p text:style-name="P12">значок корзины визуально меняется, показывая количество товаров в ней и общую сумму корзины. </text:p>
        </text:list-item>
      </text:list>
      <text:h text:style-name="P2" text:outline-level="3"><text:bookmark text:name="mn26"/>Оплата</text:h>
      <text:p text:style-name="P5">176. <text:span text:style-name="Strong_20_Emphasis">Подтверждение оплаты.</text:span> Если оплата пошла успешно, посетителю демонстрируется соответствующее сообщение и ссылка для возврата на сайт. </text:p>
      <text:h text:style-name="P2" text:outline-level="3"><text:bookmark text:name="mn27"/>Доставка</text:h>
      <text:p text:style-name="P5">180. <text:span text:style-name="Strong_20_Emphasis">Калькулятор расчета стоимости доставки.</text:span> Если на сайте такого нет, должна быть ссылка на такой калькулятор на сайте перевозчика. </text:p>
      <text:h text:style-name="P1" text:outline-level="2"><text:bookmark text:name="mn28"/>Тексты на сайте</text:h>
      <text:p text:style-name="P5">183. <text:span text:style-name="Strong_20_Emphasis">Лаконичные и короткие тексты.</text:span> Отсутствует «вода», длинные вступления, ненужная информация, перегруженные предложения. </text:p>
      <text:h text:style-name="P1" text:outline-level="2"><text:bookmark text:name="mn31"/>Изображения и видео на сайте </text:h>
      <text:p text:style-name="P5">197. <text:span text:style-name="Strong_20_Emphasis">Возможность масштабировать фото.</text:span> Каждую из фотографий товара пользователь может посмотреть в большом разрешении (например, по клику на превьюшке), чтобы хорошо рассмотреть все детали. Может использоваться онлайн-лупа. Особенно это касается изображений с мелкими деталями – скриншотов и т.п.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4-09T07:57:01.947000000</dc:date>
    <meta:editing-duration>PT19M50S</meta:editing-duration>
    <meta:editing-cycles>15</meta:editing-cycles>
    <meta:document-statistic meta:table-count="0" meta:image-count="0" meta:object-count="0" meta:page-count="4" meta:paragraph-count="73" meta:word-count="1190" meta:character-count="8769" meta:non-whitespace-character-count="7622"/>
  </office:meta>
</office:document-meta>
</file>